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78d98" officeooo:paragraph-rsid="00078d98"/>
    </style:style>
    <style:style style:name="P2" style:family="paragraph" style:parent-style-name="Standard" style:list-style-name="L1">
      <style:paragraph-properties fo:line-height="150%"/>
      <style:text-properties officeooo:rsid="00078d98" officeooo:paragraph-rsid="00078d9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eph Dickerson</text:p>
      <text:p text:style-name="P1">26 January 2026</text:p>
      <text:p text:style-name="P1">PHC6063</text:p>
      <text:p text:style-name="P1">Homework 1</text:p>
      <text:p text:style-name="P1"/>
      <text:list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7:14:03.062134000</meta:creation-date>
    <dc:date>2026-01-26T17:16:03.892606000</dc:date>
    <meta:editing-duration>PT2M1S</meta:editing-duration>
    <meta:editing-cycles>1</meta:editing-cycles>
    <meta:document-statistic meta:table-count="0" meta:image-count="0" meta:object-count="0" meta:page-count="1" meta:paragraph-count="5" meta:word-count="9" meta:character-count="50" meta:non-whitespace-character-count="46"/>
    <meta:generator>LibreOffice/25.8.4.2$MacOSX_AARCH64 LibreOffice_project/290daaa01b999472f0c7a3890eb6a550fd74c6df</meta:generator>
  </office:meta>
</office:document-meta>
</file>